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875in" table:align="left"/>
    </style:style>
    <style:style style:name="Table1.A" style:family="table-column">
      <style:table-column-properties style:column-width="4.4403in"/>
    </style:style>
    <style:style style:name="Table1.B" style:family="table-column">
      <style:table-column-properties style:column-width="2.4347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012362" officeooo:paragraph-rsid="00012362"/>
    </style:style>
    <style:style style:name="P2" style:family="paragraph" style:parent-style-name="Standard">
      <style:paragraph-properties fo:text-align="start" style:justify-single-word="false"/>
      <style:text-properties officeooo:rsid="00016de3" officeooo:paragraph-rsid="00012362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font-style="normal" fo:text-shadow="none" style:text-underline-style="none" fo:font-weight="normal" officeooo:rsid="00016de3" officeooo:paragraph-rsid="00016d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font-style="normal" fo:text-shadow="none" style:text-underline-style="none" fo:font-weight="normal" officeooo:rsid="00016de3" officeooo:paragraph-rsid="00033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font-style="normal" fo:text-shadow="none" style:text-underline-style="none" fo:font-weight="bold" officeooo:rsid="00016de3" officeooo:paragraph-rsid="00016de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font-style="normal" fo:text-shadow="none" style:text-underline-style="none" fo:font-weight="bold" officeooo:rsid="00016de3" officeooo:paragraph-rsid="000338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font-style="normal" fo:text-shadow="none" style:text-underline-style="none" fo:font-weight="normal" officeooo:paragraph-rsid="00033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16de3" officeooo:paragraph-rsid="00012362"/>
    </style:style>
    <style:style style:name="P10" style:family="paragraph" style:parent-style-name="Standard">
      <style:paragraph-properties fo:text-align="start" style:justify-single-word="false"/>
      <style:text-properties officeooo:paragraph-rsid="000595ab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font-style="normal" fo:text-shadow="none" style:text-underline-style="none" fo:font-weight="normal" officeooo:rsid="000338b1" officeooo:paragraph-rsid="00033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font-style="normal" fo:text-shadow="none" style:text-underline-style="none" fo:font-weight="normal" officeooo:rsid="000595ab" officeooo:paragraph-rsid="00059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016de3" officeooo:paragraph-rsid="00012362" style:font-weight-asian="bold" style:font-weight-complex="bold"/>
    </style:style>
    <style:style style:name="P14" style:family="paragraph" style:parent-style-name="Text_20_body">
      <style:text-properties officeooo:paragraph-rsid="000338b1"/>
    </style:style>
    <style:style style:name="T1" style:family="text">
      <style:text-properties fo:color="#000000" style:text-outline="false" style:text-line-through-style="none" style:text-line-through-type="none" style:font-name="Nimbus Roman" fo:font-size="12pt" fo:font-style="normal" fo:text-shadow="none" style:text-underline-style="none" fo:font-weight="normal" officeooo:rsid="00016d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Nimbus Roman" fo:font-size="12pt" fo:font-style="normal" fo:text-shadow="none" style:text-underline-style="none" fo:font-weight="normal" officeooo:rsid="00033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4af01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16de3" style:font-weight-asian="bold" style:font-weight-complex="bold"/>
    </style:style>
    <style:style style:name="T7" style:family="text">
      <style:text-properties officeooo:rsid="000338b1"/>
    </style:style>
    <style:style style:name="T8" style:family="text">
      <style:text-properties officeooo:rsid="000595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a">
        <style:list-level-properties text:space-before="0.2945in" text:min-label-width="0.1965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view guide</text:p>
      <text:p text:style-name="P1"/>
      <text:p text:style-name="P2">T&amp;C:</text:p>
      <text:p text:style-name="P2"/>
      <text:list xml:id="list992832408" text:style-name="L1">
        <text:list-item>
          <text:p text:style-name="P9">First off, thanks for participating in this interview. Critical pedagogy (CP) in CS education is a rather small community so I really appreciate you taking the time to participate in this interview.</text:p>
        </text:list-item>
        <text:list-item>
          <text:p text:style-name="P9">We are doing this interview to understand how cs teachers understand and implement critical pedagogy in their teaching.</text:p>
        </text:list-item>
        <text:list-item>
          <text:p text:style-name="P9">[if consented to recording call] As you agreed to in the consent form, this call is recorded to help me remember what was said. This conversation will be transcribed by me and a copy of the transcription will be sent to you to make sure I properly captured what was said during the interview.</text:p>
        </text:list-item>
        <text:list-item>
          <text:p text:style-name="P9">I will [also] be taking notes during this call.</text:p>
        </text:list-item>
        <text:list-item>
          <text:p text:style-name="P9">All materials will be kept on an encrypted, pass<text:span text:style-name="T8">word</text:span> protected hard drive, and if sent between me and my supervisor it will be encrypted. You will be coded in our data analysis and made aware of your code. </text:p>
        </text:list-item>
        <text:list-item>
          <text:p text:style-name="P9">There is a possibility that at some point during the interview you may feel uncomfortable. In such a case, you may refuse to answer any questions and you are free to stop the interview at any time.</text:p>
        </text:list-item>
        <text:list-item>
          <text:p text:style-name="P9">Interviews are a great way to reflect on your teaching and share your experiences with others. Thanks again for taking the time to be part of this research.</text:p>
        </text:list-item>
      </text:list>
      <text:p text:style-name="P2"/>
      <text:p text:style-name="P13">Before we begin, do you have any questions for me?</text:p>
      <text:p text:style-name="P2"/>
      <text:p text:style-name="P2">Let's begin: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5">1. what is your understanding of critical pedagogy?</text:p>
            <text:p text:style-name="P3">- 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3">a. [follow up] what is not part of your understanding of cp?</text:p>
            <text:p text:style-name="P3"/>
            <text:p text:style-name="P3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3">b. [follow up] when did you first learn about cp?</text:p>
            <text:p text:style-name="P3"/>
            <text:p text:style-name="P3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3">2. please list all your cs teaching experience(s), including where/when/who you taught.</text:p>
            <text:p text:style-name="Text_20_body"><text:s text:c="4"/>a. in which of these teaching experiences have you incorporated cp? (<text:span text:style-name="T5">in bold</text:span><text:span text:style-name="T6">)</text:span></text:p>
            <text:p text:style-name="Text_20_body"/>
          </table:table-cell>
          <table:covered-table-cell/>
        </table:table-row>
        <table:table-row>
          <table:table-cell table:style-name="Table1.A2" table:number-rows-spanned="6" office:value-type="string">
            <text:p text:style-name="P4">3. for each teaching experience that you incorporated cp in your teaching, describe to me how you implemented cp in your class.</text:p>
            <text:p text:style-name="P10"><text:span text:style-name="T1"/></text:p>
            <text:p text:style-name="P10"><text:soft-page-break/><text:span text:style-name="T1"/></text:p>
            <text:p text:style-name="P10"><text:span text:style-name="T1"><text:tab/></text:span></text:p>
            <text:p text:style-name="P10"><text:span text:style-name="T2">a.</text:span><text:span text:style-name="T1"> </text:span>how did the students respond? </text:p>
            <text:p text:style-name="P10"/>
            <text:p text:style-name="P10"/>
            <text:p text:style-name="P10"/>
            <text:p text:style-name="P10"/>
            <text:p text:style-name="P10"><text:span text:style-name="T7">b. </text:span>[optional prompt] what advice would you give to <text:s/><text:span text:style-name="T7">someone trying to implement this elem of cp?</text:span></text:p>
            <text:p text:style-name="P14"/>
            <text:p text:style-name="P4"/>
            <text:p text:style-name="P4"/>
          </table:table-cell>
          <table:table-cell table:style-name="Table1.A2" office:value-type="string">
            <text:p text:style-name="P11">Facet included (bold = yes): </text:p>
            <text:p text:style-name="P12"/>
            <text:p text:style-name="P12">not bolded: include why?</text:p>
          </table:table-cell>
        </table:table-row>
        <table:table-row>
          <table:covered-table-cell/>
          <table:table-cell table:style-name="Table1.A2" office:value-type="string">
            <text:p text:style-name="P4"><text:span text:style-name="Strong_20_Emphasis"><text:span text:style-name="T4">1. </text:span></text:span><text:span text:style-name="Strong_20_Emphasis"><text:span text:style-name="T3">Engages and incorporates students’ interests and experiences in teaching</text:span></text:span></text:p>
          </table:table-cell>
        </table:table-row>
        <table:table-row>
          <table:covered-table-cell/>
          <table:table-cell table:style-name="Table1.A2" office:value-type="string">
            <text:p text:style-name="P4"><text:span text:style-name="Strong_20_Emphasis"><text:span text:style-name="T4">2. </text:span></text:span><text:span text:style-name="Strong_20_Emphasis"><text:span text:style-name="T3">Fostering critical consciousness</text:span></text:span></text:p>
          </table:table-cell>
        </table:table-row>
        <table:table-row>
          <table:covered-table-cell/>
          <table:table-cell table:style-name="Table1.A2" office:value-type="string">
            <text:p text:style-name="P4"><text:span text:style-name="Strong_20_Emphasis"><text:span text:style-name="T4">3. </text:span></text:span><text:span text:style-name="Strong_20_Emphasis"><text:span text:style-name="T3">Activism</text:span></text:span></text:p>
          </table:table-cell>
        </table:table-row>
        <table:table-row>
          <table:covered-table-cell/>
          <table:table-cell table:style-name="Table1.A2" office:value-type="string">
            <text:p text:style-name="P4"><text:span text:style-name="Strong_20_Emphasis"><text:span text:style-name="T4">4. </text:span></text:span><text:span text:style-name="Strong_20_Emphasis"><text:span text:style-name="T3">Connecting content to society</text:span></text:span></text:p>
          </table:table-cell>
        </table:table-row>
        <table:table-row>
          <table:covered-table-cell/>
          <table:table-cell table:style-name="Table1.A2" office:value-type="string">
            <text:p text:style-name="P6"><text:span text:style-name="Strong_20_Emphasis"><text:span text:style-name="T4">5. </text:span></text:span><text:span text:style-name="Strong_20_Emphasis"><text:span text:style-name="T3">Rethinking student-teacher relationships</text:span></text:span></text:p>
          </table:table-cell>
        </table:table-row>
        <table:table-row>
          <table:table-cell table:style-name="Table1.A2" table:number-columns-spanned="2" office:value-type="string">
            <text:p text:style-name="P8"><text:span text:style-name="Emphasis">[follow up questions exploring what elements of cp were not included in any of their teaching using cp for list of elements]</text:span> </text:p>
            <text:p text:style-name="P8">do you do anything with [missing element]? </text:p>
            <text:p text:style-name="P8">-&gt; if no, why not?</text:p>
            <text:p text:style-name="P8"/>
            <text:p text:style-name="P8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7">Is there anything else you would like to share with me?</text:p>
            <text:p text:style-name="P7"/>
            <text:p text:style-name="P7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6:53:29.194350350</meta:creation-date>
    <dc:date>2019-07-10T22:50:22.223919843</dc:date>
    <meta:editing-duration>PT8M10S</meta:editing-duration>
    <meta:editing-cycles>3</meta:editing-cycles>
    <meta:generator>LibreOffice/6.2.4.2.0$Linux_X86_64 LibreOffice_project/20$Build-2</meta:generator>
    <meta:document-statistic meta:table-count="1" meta:image-count="0" meta:object-count="0" meta:page-count="2" meta:paragraph-count="32" meta:word-count="418" meta:character-count="2380" meta:non-whitespace-character-count="1988"/>
  </office:meta>
</office:document-meta>
</file>